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ris SIL" svg:font-family="'Charis SIL', 'Gentium Plus', 'Segoe UI', 'Doulos SIL', 'DejaVu Sans', 'Lucida Sans Unicode', 'Lucida Grande', 'Arial Unicode MS'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 officeooo:paragraph-rsid="0012d8b8"/>
    </style:style>
    <style:style style:name="P2" style:family="paragraph" style:parent-style-name="Text_20_body">
      <style:text-properties style:font-name="Arial" officeooo:rsid="0012d8b8" officeooo:paragraph-rsid="0012d8b8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202122" style:text-line-through-style="none" style:text-line-through-type="none" style:font-name="Arial" fo:font-size="10.5pt" fo:font-style="italic" style:text-underline-style="none" fo:font-weight="normal" style:text-blinking="false" fo:background-color="#ffffff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.5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fdc319a-7fff-4652-c45a-ce1258250ffa"/>The North Wind and the Sun were disputing which was the stronger, when a traveler came along wrapped in a warm cloak.</text:p>
      <text:p text:style-name="P1"><text:span text:style-name="T5"><text:line-break/></text:span><text:span text:style-name="T2">ðə ˈ nɔɹθ wɪnd n̩d̚ ðə ˈ sʌn wɝɹ dɪsˈ pjuɾɪŋ</text:span><text:span text:style-name="T1"> </text:span><text:span text:style-name="T2">wɪtʃ wʌz ðə ˈ stɾɑŋgɹ̩ wɛn ə ˈ </text:span><text:span text:style-name="T3">trævlɹ̩ kʰeɪm </text:span><text:span text:style-name="T2">əˈ lɔŋ ˈ ɹ</text:span><text:span text:style-name="T3">æp̚t </text:span><text:span text:style-name="T4">ɪn </text:span></text:p>
      <text:p text:style-name="P1"><text:span text:style-name="T4">ə</text:span><text:span text:style-name="T2">ˈ </text:span><text:span text:style-name="T4">w</text:span><text:span text:style-name="T2">ɔɹm kl̥oʊk’</text:span></text:p>
      <text:p text:style-name="P1"><text:span text:style-name="T2"/></text:p>
      <text:p text:style-name="P2"><text:span text:style-name="T2">I’ve lived in the Austin, TX area my whole life. I grew up in Leander, a suburb to the north of the city. English is my L1, I speak Portuguese and a little Spanish as L2 but only learned in very recent year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ris SIL" svg:font-family="'Charis SIL', 'Gentium Plus', 'Segoe UI', 'Doulos SIL', 'DejaVu Sans', 'Lucida Sans Unicode', 'Lucida Grande', 'Arial Unicode MS'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6:03:34.880532537</meta:creation-date>
    <dc:date>2020-08-28T16:10:04.942866969</dc:date>
    <meta:editing-duration>PT6M30S</meta:editing-duration>
    <meta:editing-cycles>1</meta:editing-cycles>
    <meta:document-statistic meta:table-count="0" meta:image-count="0" meta:object-count="0" meta:page-count="1" meta:paragraph-count="4" meta:word-count="94" meta:character-count="443" meta:non-whitespace-character-count="351"/>
    <meta:generator>LibreOffice/6.4.5.2$Linux_X86_64 LibreOffice_project/40$Build-2</meta:generator>
  </office:meta>
</office:document-meta>
</file>